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onto</text:p>
          </table:table-cell>
          <table:table-cell office:value-type="string" calcext:value-type="string">
            <text:p>z0</text:p>
          </table:table-cell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z1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n</text:p>
          </table:table-cell>
          <table:table-cell table:style-name="Default" office:value-type="string" calcext:value-type="string">
            <text:p>an</text:p>
          </table:table-cell>
          <table:table-cell office:value-type="string" calcext:value-type="string">
            <text:p>lambda0</text:p>
          </table:table-cell>
          <table:table-cell office:value-type="string" calcext:value-type="string">
            <text:p>lambdaN</text:p>
          </table:table-cell>
          <table:table-cell office:value-type="string" calcext:value-type="string">
            <text:p>to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05" calcext:value-type="float">
            <text:p>305</text:p>
          </table:table-cell>
          <table:table-cell office:value-type="float" office:value="7.00591087" calcext:value-type="float">
            <text:p>7,00591087</text:p>
          </table:table-cell>
          <table:table-cell table:style-name="Default" office:value-type="float" office:value="4.99900866" calcext:value-type="float">
            <text:p>4,99900866</text:p>
          </table:table-cell>
          <table:table-cell table:formula="of:=10^6" office:value-type="float" office:value="1000000" calcext:value-type="float">
            <text:p>1000000</text:p>
          </table:table-cell>
          <table:table-cell table:formula="of:=1.40129846*(10^-45)" office:value-type="float" office:value="1.40129846E-045" calcext:value-type="float">
            <text:p>1,40129846E-45</text:p>
          </table:table-cell>
          <table:table-cell table:formula="of:=10^(-5)" office:value-type="float" office:value="0.00001" calcext:value-type="float">
            <text:p>0,0000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08" calcext:value-type="float">
            <text:p>308</text:p>
          </table:table-cell>
          <table:table-cell office:value-type="float" office:value="7.00590611" calcext:value-type="float">
            <text:p>7,00590611</text:p>
          </table:table-cell>
          <table:table-cell office:value-type="float" office:value="4.99900818" calcext:value-type="float">
            <text:p>4,99900818</text:p>
          </table:table-cell>
          <table:table-cell office:value-type="float" office:value="10000" calcext:value-type="float">
            <text:p>10000</text:p>
          </table:table-cell>
          <table:table-cell table:formula="of:=1.40129846*(10^-45)" office:value-type="float" office:value="1.40129846E-045" calcext:value-type="float">
            <text:p>1,40129846E-45</text:p>
          </table:table-cell>
          <table:table-cell table:formula="of:=10^(-5)" office:value-type="float" office:value="0.00001" calcext:value-type="float">
            <text:p>0,0000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float" office:value="345" calcext:value-type="float">
            <text:p>345</text:p>
          </table:table-cell>
          <table:table-cell office:value-type="float" office:value="7.00655317" calcext:value-type="float">
            <text:p>7,00655317</text:p>
          </table:table-cell>
          <table:table-cell office:value-type="float" office:value="4.99910498" calcext:value-type="float">
            <text:p>4,99910498</text:p>
          </table:table-cell>
          <table:table-cell office:value-type="float" office:value="1000000" calcext:value-type="float">
            <text:p>1000000</text:p>
          </table:table-cell>
          <table:table-cell table:formula="of:=1.40129846*(10^-45)" office:value-type="float" office:value="1.40129846E-045" calcext:value-type="float">
            <text:p>1,40129846E-45</text:p>
          </table:table-cell>
          <table:table-cell table:formula="of:=10^(-5)" office:value-type="float" office:value="0.00001" calcext:value-type="float">
            <text:p>0,0000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float" office:value="308" calcext:value-type="float">
            <text:p>308</text:p>
          </table:table-cell>
          <table:table-cell office:value-type="float" office:value="7.0065484" calcext:value-type="float">
            <text:p>7,0065484</text:p>
          </table:table-cell>
          <table:table-cell table:style-name="Default" office:value-type="float" office:value="4.99910402" calcext:value-type="float">
            <text:p>4,99910402</text:p>
          </table:table-cell>
          <table:table-cell office:value-type="float" office:value="100" calcext:value-type="float">
            <text:p>100</text:p>
          </table:table-cell>
          <table:table-cell table:style-name="ce1" table:formula="of:=1.40129846*(10^-45)" office:value-type="float" office:value="1.40129846E-045" calcext:value-type="float">
            <text:p>1,40129846E-45</text:p>
          </table:table-cell>
          <table:table-cell office:value-type="float" office:value="0.00001" calcext:value-type="float">
            <text:p>0,0000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316" calcext:value-type="float">
            <text:p>316</text:p>
          </table:table-cell>
          <table:table-cell office:value-type="float" office:value="7.00590849" calcext:value-type="float">
            <text:p>7,00590849</text:p>
          </table:table-cell>
          <table:table-cell office:value-type="float" office:value="4.99900866" calcext:value-type="float">
            <text:p>4,99900866</text:p>
          </table:table-cell>
          <table:table-cell office:value-type="float" office:value="1000000" calcext:value-type="float">
            <text:p>1000000</text:p>
          </table:table-cell>
          <table:table-cell table:formula="of:=1.40129846*(10^-45)" office:value-type="float" office:value="1.40129846E-045" calcext:value-type="float">
            <text:p>1,40129846E-45</text:p>
          </table:table-cell>
          <table:table-cell office:value-type="float" office:value="0.00001" calcext:value-type="float">
            <text:p>0,0000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302" calcext:value-type="float">
            <text:p>302</text:p>
          </table:table-cell>
          <table:table-cell office:value-type="float" office:value="7.0059123" calcext:value-type="float">
            <text:p>7,0059123</text:p>
          </table:table-cell>
          <table:table-cell table:style-name="Default" office:value-type="float" office:value="4.99900913" calcext:value-type="float">
            <text:p>4,99900913</text:p>
          </table:table-cell>
          <table:table-cell office:value-type="float" office:value="100" calcext:value-type="float">
            <text:p>100</text:p>
          </table:table-cell>
          <table:table-cell table:formula="of:=1.40129846*(10^-45)" office:value-type="float" office:value="1.40129846E-045" calcext:value-type="float">
            <text:p>1,40129846E-45</text:p>
          </table:table-cell>
          <table:table-cell office:value-type="float" office:value="0.00001" calcext:value-type="float">
            <text:p>0,0000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92" calcext:value-type="float">
            <text:p>292</text:p>
          </table:table-cell>
          <table:table-cell table:formula="of:=7.00655317" office:value-type="float" office:value="7.00655317" calcext:value-type="float">
            <text:p>7,00655317</text:p>
          </table:table-cell>
          <table:table-cell office:value-type="float" office:value="4.99910498" calcext:value-type="float">
            <text:p>4,99910498</text:p>
          </table:table-cell>
          <table:table-cell office:value-type="float" office:value="1000000" calcext:value-type="float">
            <text:p>1000000</text:p>
          </table:table-cell>
          <table:table-cell table:formula="of:=1.40129846*(10^-45)" office:value-type="float" office:value="1.40129846E-045" calcext:value-type="float">
            <text:p>1,40129846E-45</text:p>
          </table:table-cell>
          <table:table-cell office:value-type="float" office:value="0.00001" calcext:value-type="float">
            <text:p>0,0000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48" calcext:value-type="float">
            <text:p>248</text:p>
          </table:table-cell>
          <table:table-cell office:value-type="float" office:value="7.0065546" calcext:value-type="float">
            <text:p>7,0065546</text:p>
          </table:table-cell>
          <table:table-cell office:value-type="float" office:value="4.99910498" calcext:value-type="float">
            <text:p>4,99910498</text:p>
          </table:table-cell>
          <table:table-cell office:value-type="float" office:value="100" calcext:value-type="float">
            <text:p>100</text:p>
          </table:table-cell>
          <table:table-cell table:formula="of:=1.40129846*(10^-45)" office:value-type="float" office:value="1.40129846E-045" calcext:value-type="float">
            <text:p>1,40129846E-45</text:p>
          </table:table-cell>
          <table:table-cell office:value-type="float" office:value="0.00001" calcext:value-type="float">
            <text:p>0,00001</text:p>
          </table:table-cell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20:50:03.265483428</meta:creation-date>
    <dc:date>2018-01-24T22:14:02.988774102</dc:date>
    <meta:editing-duration>PT1M16S</meta:editing-duration>
    <meta:editing-cycles>1</meta:editing-cycles>
    <meta:document-statistic meta:table-count="1" meta:cell-count="83" meta:object-count="0"/>
    <meta:generator>LibreOffice/5.1.6.2$Linux_X86_64 LibreOffice_project/10m0$Build-2</meta:generator>
  </office:meta>
</office:document-meta>
</file>